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r6" style:family="presentation" style:parent-style-name="Default-outline1" style:list-style-name="L4">
      <style:graphic-properties fo:min-height="11.181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text-shadow="none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6f89f7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3.585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utorial Contents</text:p>
              </text:list-item>
            </text:list>
            <text:list text:style-name="L4">
              <text:list-item>
                <text:list>
                  <text:list-item>
                    <text:p>Monads in Haskell</text:p>
                  </text:list-item>
                  <text:list-item>
                    <text:p>Translating Monads to Lisp</text:p>
                  </text:list-item>
                  <text:list-item>
                    <text:p>Clojure Monad Library</text:p>
                  </text:list-item>
                  <text:list-item>
                    <text:p>Interpreter Example (Part I)</text:p>
                  </text:list-item>
                  <text:list-item>
                    <text:p>Clojure Library Customizations</text:p>
                  </text:list-item>
                  <text:list-item>
                    <text:p>Interpreter Example (Part II)<text:line-break/><text:line-break/>Please interact and ask questions!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text-style-name="P5" draw:layer="layout" svg:width="21.59cm" svg:height="11.181cm" svg:x="2.417cm" svg:y="4.895cm" presentation:class="outline" presentation:user-transformed="true">
          <draw:text-box>
            <text:list text:style-name="L3">
              <text:list-item>
                <text:p>We want this to be hands-on</text:p>
                <text:list>
                  <text:list-item>
                    <text:p>We have roughly 7 different exercises</text:p>
                  </text:list-item>
                  <text:list-item>
                    <text:p>Our goal is to leave you with some concrete ideas you can apply to future projects</text:p>
                  </text:list-item>
                </text:list>
              </text:list-item>
              <text:list-item>
                <text:p>Software requirements:</text:p>
                <text:list>
                  <text:list-item>
                    <text:p>PLT Scheme (or another Lisp if you're OK translating on the fly) [3 exercises]</text:p>
                  </text:list-item>
                  <text:list-item>
                    <text:p>Recent Clojure and clojure-contrib releases [4 exercises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nline</text:p>
          </draw:text-box>
        </draw:frame>
        <draw:frame presentation:style-name="pr4" draw:text-style-name="P5" draw:layer="layout" svg:width="21.59cm" svg:height="12.099cm" svg:x="2.417cm" svg:y="4.895cm" presentation:class="outline" presentation:user-transformed="true">
          <draw:text-box>
            <text:list text:style-name="L3">
              <text:list-item>
                <text:p><text:a xlink:href="http://github.com/jnewber">http://github.com/jnewber</text:a>n/<text:line-break/>monad-tutorial/tree/new-master/</text:p>
                <text:list>
                  <text:list-item>
                    <text:p>exercises, solutions and slides subdirectories</text:p>
                  </text:list-item>
                  <text:list-item>
                    <text:p>there might be updates after today <text:line-break/>(time permitting, no promises)</text:p>
                  </text:list-item>
                  <text:list-item>
                    <text:p>most notably, compatibility tweaks for newer versions of Clojure</text:p>
                  </text:list-item>
                </text:list>
              </text:list-item>
              <text:list-item>
                <text:p>Contact us</text:p>
                <text:list>
                  <text:list-item>
                    <text:p>Ravi: <text:a xlink:href="mailto:ravi_n@alum.mit.edu">ravi_n@alum.mit.edu</text:a></text:p>
                  </text:list-item>
                  <text:list-item>
                    <text:p>Jeff: jnewbern@yahoo.c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6" draw:layer="layout" svg:width="21.59cm" svg:height="11.799cm" svg:x="2.417cm" svg:y="4.895cm" presentation:class="outline" presentation:user-transformed="true">
          <draw:text-box>
            <text:list text:style-name="L4">
              <text:list-item>
                <text:p><text:span text:style-name="T5">Monads in Haskell</text:span></text:p>
              </text:list-item>
              <text:list-item>
                <text:p text:style-name="P7"><text:span text:style-name="T1">Translating Monads to Lisp</text:span></text:p>
                <text:list>
                  <text:list-item>
                    <text:p><text:span text:style-name="T6">Exercise: Translating a monad</text:span></text:p>
                  </text:list-item>
                  <text:list-item>
                    <text:p><text:span text:style-name="T6">Exercise: Implementing custom monadic syntax</text:span></text:p>
                  </text:list-item>
                  <text:list-item>
                    <text:p><text:span text:style-name="T6">Exercise: Ambiguous parsing with a list monad</text:span><text:span text:style-name="T1"> </text:span></text:p>
                  </text:list-item>
                </text:list>
              </text:list-item>
              <text:list-item>
                <text:p>Clojure Monad Library</text:p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Interpreter Example (Part II)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layer="layout" svg:width="21.59cm" svg:height="12.003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nads in Haskell</text:p>
              </text:list-item>
              <text:list-item>
                <text:p>Translating Monads to Lisp</text:p>
              </text:list-item>
              <text:list-item>
                <text:p><text:span text:style-name="T1">Clojure Monad Library</text:span></text:p>
                <text:list>
                  <text:list-item>
                    <text:p><text:span text:style-name="T6">Exercise: mapm in Clojure</text:span></text:p>
                  </text:list-item>
                  <text:list-item>
                    <text:p><text:span text:style-name="T6">Exercise: ...</text:span></text:p>
                  </text:list-item>
                </text:list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Interpreter Example (Part II)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layer="layout" svg:width="21.59cm" svg:height="12.003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nads in Haskell</text:p>
              </text:list-item>
              <text:list-item>
                <text:p>Translating Monads to Lisp</text:p>
              </text:list-item>
              <text:list-item>
                <text:p>Clojure Monad Library</text:p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<text:span text:style-name="T1">Interpreter Example (Part II)</text:span></text:p>
                <text:list>
                  <text:list-item>
                    <text:p><text:span text:style-name="T6">Exercise: Adding a new effect to the interpreter</text:span></text:p>
                  </text:list-item>
                  <text:list-item>
                    <text:p><text:span text:style-name="T6">Exercise: Rearranging interpreter 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office:forms form:automatic-focus="false" form:apply-design-mode="false"/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3:00:08</dc:date>
    <meta:editing-cycles>410</meta:editing-cycles>
    <meta:editing-duration>PT28H58M21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